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inux Libertine O1" svg:font-family="'Linux Libertine O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bdf175" officeooo:paragraph-rsid="00bdf175"/>
    </style:style>
    <style:style style:name="P5" style:family="paragraph" style:parent-style-name="Standard">
      <style:text-properties style:font-name="Linux Libertine O" fo:font-size="12pt" officeooo:rsid="00e497d5" officeooo:paragraph-rsid="00e497d5" style:font-size-asian="12pt" style:font-size-complex="12pt"/>
    </style:style>
    <style:style style:name="P6" style:family="paragraph" style:parent-style-name="Standard">
      <style:text-properties style:font-name="Linux Libertine O" fo:font-size="12pt" officeooo:rsid="00ba5d33" officeooo:paragraph-rsid="00e497d5" style:font-size-asian="12pt" style:font-size-complex="12pt"/>
    </style:style>
    <style:style style:name="P7" style:family="paragraph" style:parent-style-name="Standard">
      <style:text-properties style:font-name="Linux Libertine O" fo:font-size="12pt" fo:font-style="normal" fo:font-weight="bold" officeooo:rsid="00e497d5" officeooo:paragraph-rsid="00e25995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officeooo:rsid="00bf5992" officeooo:paragraph-rsid="00bf5992"/>
    </style:style>
    <style:style style:name="P9" style:family="paragraph" style:parent-style-name="Standard">
      <style:text-properties officeooo:rsid="00bffd24" officeooo:paragraph-rsid="00bffd24"/>
    </style:style>
    <style:style style:name="P10" style:family="paragraph" style:parent-style-name="Standard">
      <style:text-properties officeooo:rsid="00c3fe0e" officeooo:paragraph-rsid="00c3fe0e"/>
    </style:style>
    <style:style style:name="P11" style:family="paragraph" style:parent-style-name="Standard">
      <style:text-properties officeooo:rsid="00dac6b8" officeooo:paragraph-rsid="00dac6b8"/>
    </style:style>
    <style:style style:name="P12" style:family="paragraph" style:parent-style-name="Standard">
      <style:text-properties officeooo:rsid="00df565e" officeooo:paragraph-rsid="00df565e"/>
    </style:style>
    <style:style style:name="P13" style:family="paragraph" style:parent-style-name="Standard">
      <style:text-properties officeooo:rsid="00df565e" officeooo:paragraph-rsid="00df6481"/>
    </style:style>
    <style:style style:name="P14" style:family="paragraph" style:parent-style-name="Standard">
      <style:text-properties officeooo:rsid="00e25995" officeooo:paragraph-rsid="00e25995"/>
    </style:style>
    <style:style style:name="P15" style:family="paragraph" style:parent-style-name="Standard">
      <style:text-properties style:font-name="DejaVu Sans Mono1" fo:font-size="9pt" fo:font-style="normal" fo:font-weight="bold" officeooo:rsid="009d15a6" officeooo:paragraph-rsid="00e25995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>
      <style:text-properties style:font-name="DejaVu Sans Mono1" fo:font-size="9pt" fo:font-style="normal" fo:font-weight="bold" officeooo:rsid="00e497d5" officeooo:paragraph-rsid="00e497d5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text-properties officeooo:rsid="00e64b8b" officeooo:paragraph-rsid="00e64b8b"/>
    </style:style>
    <style:style style:name="P18" style:family="paragraph" style:parent-style-name="Heading_20_2">
      <style:text-properties officeooo:rsid="00bdf175" officeooo:paragraph-rsid="00bdf175"/>
    </style:style>
    <style:style style:name="P19" style:family="paragraph" style:parent-style-name="Standard" style:list-style-name="L1">
      <style:text-properties officeooo:paragraph-rsid="00c745dc"/>
    </style:style>
    <style:style style:name="P20" style:family="paragraph" style:parent-style-name="Standard" style:list-style-name="L1">
      <style:text-properties officeooo:paragraph-rsid="00cbef2e"/>
    </style:style>
    <style:style style:name="P21" style:family="paragraph" style:parent-style-name="Standard" style:list-style-name="L1">
      <style:text-properties officeooo:rsid="00c6823b" officeooo:paragraph-rsid="00c745dc"/>
    </style:style>
    <style:style style:name="P22" style:family="paragraph" style:parent-style-name="Standard" style:list-style-name="L1">
      <style:text-properties officeooo:rsid="00ca82a7" officeooo:paragraph-rsid="00cbef2e"/>
    </style:style>
    <style:style style:name="P23" style:family="paragraph" style:parent-style-name="Standard" style:list-style-name="L1">
      <style:text-properties officeooo:rsid="00cae356" officeooo:paragraph-rsid="00cae356"/>
    </style:style>
    <style:style style:name="P24" style:family="paragraph" style:parent-style-name="Standard" style:list-style-name="L1">
      <style:text-properties officeooo:rsid="00cbef2e" officeooo:paragraph-rsid="00d03e2d"/>
    </style:style>
    <style:style style:name="P25" style:family="paragraph" style:parent-style-name="Standard" style:list-style-name="L1">
      <style:text-properties officeooo:rsid="00d40f6b" officeooo:paragraph-rsid="00d40f6b"/>
    </style:style>
    <style:style style:name="P26" style:family="paragraph" style:parent-style-name="Standard" style:list-style-name="L1">
      <style:text-properties officeooo:rsid="00d5b89d" officeooo:paragraph-rsid="00dac6b8"/>
    </style:style>
    <style:style style:name="P27" style:family="paragraph" style:parent-style-name="Standard">
      <style:text-properties style:font-name="Linux Libertine O" fo:font-size="12pt" officeooo:rsid="00e497d5" officeooo:paragraph-rsid="00e497d5" style:font-size-asian="12pt" style:font-size-complex="12pt"/>
    </style:style>
    <style:style style:name="P28" style:family="paragraph" style:parent-style-name="Standard">
      <style:text-properties style:font-name="Linux Libertine O" fo:font-size="12pt" officeooo:rsid="00f5534b" officeooo:paragraph-rsid="00f5534b" style:font-size-asian="12pt" style:font-size-complex="12pt"/>
    </style:style>
    <style:style style:name="P29" style:family="paragraph" style:parent-style-name="Standard">
      <style:text-properties style:font-name="Linux Libertine O" fo:font-size="12pt" officeooo:rsid="00bf5992" officeooo:paragraph-rsid="00f5534b" style:font-size-asian="12pt" style:font-size-complex="12pt"/>
    </style:style>
    <style:style style:name="P30" style:family="paragraph" style:parent-style-name="Standard">
      <style:text-properties officeooo:paragraph-rsid="00e497d5"/>
    </style:style>
    <style:style style:name="P31" style:family="paragraph" style:parent-style-name="Standard" style:list-style-name="L2">
      <style:text-properties officeooo:paragraph-rsid="00f61857"/>
    </style:style>
    <style:style style:name="P32" style:family="paragraph" style:parent-style-name="Standard" style:list-style-name="L2">
      <style:text-properties officeooo:rsid="00f61857" officeooo:paragraph-rsid="00f61857"/>
    </style:style>
    <style:style style:name="P33" style:family="paragraph" style:parent-style-name="Standard" style:list-style-name="L2">
      <style:text-properties officeooo:rsid="00fd8237" officeooo:paragraph-rsid="00fd8237"/>
    </style:style>
    <style:style style:name="P34" style:family="paragraph" style:parent-style-name="Standard">
      <style:text-properties officeooo:rsid="0101b164" officeooo:paragraph-rsid="0101b164"/>
    </style:style>
    <style:style style:name="P35" style:family="paragraph" style:parent-style-name="Standard">
      <style:text-properties style:font-name="DejaVu Sans Mono1" fo:font-size="9pt" fo:font-style="normal" fo:font-weight="bold" officeooo:rsid="009d15a6" officeooo:paragraph-rsid="0101b164" style:font-size-asian="9pt" style:font-style-asian="normal" style:font-weight-asian="bold" style:font-size-complex="9pt" style:font-style-complex="normal" style:font-weight-complex="bold"/>
    </style:style>
    <style:style style:name="P36" style:family="paragraph" style:parent-style-name="Standard">
      <style:text-properties style:font-name="DejaVu Sans Mono1" fo:font-size="9pt" fo:font-weight="bold" style:font-size-asian="9pt" style:font-weight-asian="bold" style:font-size-complex="9pt" style:font-weight-complex="bold"/>
    </style:style>
    <style:style style:name="P37" style:family="paragraph" style:parent-style-name="Standard">
      <style:text-properties style:font-name="DejaVu Sans Mono1" fo:font-size="9pt" fo:font-weight="bold" officeooo:rsid="0101dfcf" officeooo:paragraph-rsid="0101dfcf" style:font-size-asian="9pt" style:font-weight-asian="bold" style:font-size-complex="9pt" style:font-weight-complex="bold"/>
    </style:style>
    <style:style style:name="P38" style:family="paragraph" style:parent-style-name="Standard">
      <style:text-properties officeooo:paragraph-rsid="0101dfcf"/>
    </style:style>
    <style:style style:name="P39" style:family="paragraph" style:parent-style-name="Standard">
      <style:text-properties officeooo:rsid="0101dfcf" officeooo:paragraph-rsid="0101dfcf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Text_20_body">
      <style:text-properties style:font-name="Linux Libertine O" fo:font-size="12pt" officeooo:rsid="00f6d24f" officeooo:paragraph-rsid="00f6d24f" style:font-size-asian="10.5pt" style:font-size-complex="12pt"/>
    </style:style>
    <style:style style:name="P42" style:family="paragraph" style:parent-style-name="Text_20_body" style:list-style-name="L2">
      <style:text-properties style:font-name="Linux Libertine O" fo:font-size="12pt" officeooo:rsid="00f77399" officeooo:paragraph-rsid="00f77399" style:font-size-asian="10.5pt" style:font-size-complex="12pt"/>
    </style:style>
    <style:style style:name="P43" style:family="paragraph" style:parent-style-name="Text_20_body" style:list-style-name="L3">
      <style:text-properties officeooo:paragraph-rsid="0101b164"/>
    </style:style>
    <style:style style:name="P44" style:family="paragraph" style:parent-style-name="Text_20_body" style:list-style-name="L3">
      <style:text-properties officeooo:rsid="00ff5d55" officeooo:paragraph-rsid="0101b164"/>
    </style:style>
    <style:style style:name="P45" style:family="paragraph" style:parent-style-name="Text_20_body" style:list-style-name="L3">
      <style:text-properties officeooo:rsid="0101b164" officeooo:paragraph-rsid="0101b164"/>
    </style:style>
    <style:style style:name="P46" style:family="paragraph" style:parent-style-name="Text_20_body">
      <style:text-properties officeooo:rsid="0101b164" officeooo:paragraph-rsid="0101b164"/>
    </style:style>
    <style:style style:name="P47" style:family="paragraph" style:parent-style-name="Text_20_body">
      <style:text-properties officeooo:paragraph-rsid="0101b164"/>
    </style:style>
    <style:style style:name="P48" style:family="paragraph" style:parent-style-name="Heading_20_1" style:master-page-name="Standard">
      <style:paragraph-properties style:page-number="auto"/>
      <style:text-properties officeooo:rsid="00bc8ad1" officeooo:paragraph-rsid="00bc8ad1"/>
    </style:style>
    <style:style style:name="P49" style:family="paragraph">
      <loext:graphic-properties draw:fill="solid" draw:fill-color="#ffffff"/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P50" style:family="paragraph">
      <style:paragraph-properties fo:margin-top="0cm" fo:margin-bottom="0cm"/>
    </style:style>
    <style:style style:name="P51" style:family="paragraph">
      <style:paragraph-properties fo:text-align="center"/>
      <style:text-properties style:font-name="F" fo:font-size="12pt"/>
    </style:style>
    <style:style style:name="P52" style:family="paragraph">
      <loext:graphic-properties draw:fill="solid" draw:fill-color="#ffffff"/>
      <style:paragraph-properties fo:margin-top="0cm" fo:margin-bottom="0cm"/>
      <style:text-properties fo:font-size="12pt" fo:font-weight="bold" style:font-size-asian="10pt" style:font-weight-asian="bold" style:font-size-complex="10pt" style:font-weight-complex="bold"/>
    </style:style>
    <style:style style:name="T1" style:family="text">
      <style:text-properties officeooo:rsid="00167c96"/>
    </style:style>
    <style:style style:name="T2" style:family="text">
      <style:text-properties officeooo:rsid="0054dbd9"/>
    </style:style>
    <style:style style:name="T3" style:family="text">
      <style:text-properties officeooo:rsid="00bc8ad1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25c40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8c3748" style:font-size-asian="9pt" style:font-weight-asian="bold" style:font-name-complex="Arial1" style:font-size-complex="9pt" style:font-weight-complex="bold"/>
    </style:style>
    <style:style style:name="T9" style:family="text">
      <style:text-properties style:font-name="DejaVu Sans Mono1" fo:font-size="9pt" fo:font-weight="bold" officeooo:rsid="00dac6b8" style:font-size-asian="9pt" style:font-weight-asian="bold" style:font-size-complex="9pt" style:font-weight-complex="bold"/>
    </style:style>
    <style:style style:name="T10" style:family="text">
      <style:text-properties fo:font-style="normal" officeooo:rsid="00dac6b8" style:font-style-asian="normal" style:font-style-complex="normal"/>
    </style:style>
    <style:style style:name="T11" style:family="text">
      <style:text-properties fo:font-style="italic" officeooo:rsid="00cfbabb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bdf175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c745dc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ca82a7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cbef2e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d03e2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cfbab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dac6b8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df6481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f5534b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f90978" style:font-style-asian="italic" style:font-weight-asian="bold" style:font-style-complex="italic" style:font-weight-complex="bold"/>
    </style:style>
    <style:style style:name="T23" style:family="text">
      <style:text-properties officeooo:rsid="00bf5992"/>
    </style:style>
    <style:style style:name="T24" style:family="text">
      <style:text-properties officeooo:rsid="00c15592"/>
    </style:style>
    <style:style style:name="T25" style:family="text">
      <style:text-properties officeooo:rsid="00c31abb"/>
    </style:style>
    <style:style style:name="T26" style:family="text">
      <style:text-properties officeooo:rsid="00c6823b"/>
    </style:style>
    <style:style style:name="T27" style:family="text">
      <style:text-properties officeooo:rsid="00c745dc"/>
    </style:style>
    <style:style style:name="T28" style:family="text">
      <style:text-properties officeooo:rsid="00c7bf58"/>
    </style:style>
    <style:style style:name="T29" style:family="text">
      <style:text-properties officeooo:rsid="00cbef2e"/>
    </style:style>
    <style:style style:name="T30" style:family="text">
      <style:text-properties officeooo:rsid="00cfbabb"/>
    </style:style>
    <style:style style:name="T31" style:family="text">
      <style:text-properties officeooo:rsid="00dac6b8"/>
    </style:style>
    <style:style style:name="T32" style:family="text">
      <style:text-properties officeooo:rsid="00df565e"/>
    </style:style>
    <style:style style:name="T33" style:family="text">
      <style:text-properties officeooo:rsid="00df6481"/>
    </style:style>
    <style:style style:name="T34" style:family="text">
      <style:text-properties officeooo:rsid="00f16296"/>
    </style:style>
    <style:style style:name="T35" style:family="text">
      <style:text-properties style:font-name="Linux Libertine O" fo:font-size="12pt" style:font-size-asian="12pt" style:font-size-complex="12pt"/>
    </style:style>
    <style:style style:name="T36" style:family="text">
      <style:text-properties style:font-name="Linux Libertine O" fo:font-size="12pt" officeooo:rsid="00f61857" style:font-size-asian="12pt" style:font-size-complex="12pt"/>
    </style:style>
    <style:style style:name="T37" style:family="text">
      <style:text-properties style:font-name="Linux Libertine 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style:font-name="Linux Libertine O" fo:font-size="12pt" fo:font-style="italic" fo:font-weight="bold" officeooo:rsid="00f61857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style:font-name="Linux Libertine O" fo:font-size="12pt" fo:font-style="italic" fo:font-weight="bold" officeooo:rsid="00bdf175" style:font-size-asian="12pt" style:font-style-asian="italic" style:font-weight-asian="bold" style:font-size-complex="12pt" style:font-style-complex="italic" style:font-weight-complex="bold"/>
    </style:style>
    <style:style style:name="T40" style:family="text">
      <style:text-properties style:font-name="Linux Libertine O" fo:font-size="12pt" fo:font-style="italic" style:font-size-asian="12pt" style:font-style-asian="italic" style:font-size-complex="12pt" style:font-style-complex="italic"/>
    </style:style>
    <style:style style:name="T41" style:family="text">
      <style:text-properties style:font-name="Linux Libertine O1" fo:font-size="12pt" fo:font-style="normal" fo:font-weight="normal" officeooo:rsid="00e497d5" style:font-size-asian="12pt" style:font-style-asian="normal" style:font-weight-asian="normal" style:font-size-complex="12pt"/>
    </style:style>
    <style:style style:name="T42" style:family="text">
      <style:text-properties style:font-name="DejaVu Sans Mono1" fo:font-size="12pt" officeooo:rsid="0101dfcf" style:font-size-asian="10.5pt" style:font-size-complex="12pt"/>
    </style:style>
    <style:style style:name="T43" style:family="text">
      <style:text-properties style:font-name="DejaVu Sans Mono1" fo:font-size="9pt" officeooo:rsid="0101dfcf" style:font-size-asian="9pt" style:font-size-complex="9pt"/>
    </style:style>
    <style:style style:name="T44" style:family="text">
      <style:text-properties style:font-name="DejaVu Sans Mono1" fo:font-size="9pt" fo:font-weight="bold" style:font-size-asian="9pt" style:font-weight-asian="bold" style:font-size-complex="9pt" style:font-weight-complex="bold"/>
    </style:style>
    <style:style style:name="T45" style:family="text">
      <style:text-properties style:font-name="DejaVu Sans Mono1" fo:font-size="9pt" fo:font-weight="bold" officeooo:rsid="0101dfcf" style:font-size-asian="9pt" style:font-weight-asian="bold" style:font-size-complex="9pt" style:font-weight-complex="bold"/>
    </style:style>
    <style:style style:name="T46" style:family="text">
      <style:text-properties style:font-name="Linux Libertine O" fo:font-size="12pt" style:font-size-asian="10.5pt" style:font-size-complex="12pt"/>
    </style:style>
    <style:style style:name="T47" style:family="text">
      <style:text-properties style:font-name="Linux Libertine O" fo:font-size="12pt" officeooo:rsid="00ff5d55" style:font-size-asian="10.5pt" style:font-size-complex="12pt"/>
    </style:style>
    <style:style style:name="T48" style:family="text">
      <style:text-properties style:font-name="Linux Libertine O" fo:font-size="12pt" officeooo:rsid="0100857a" style:font-size-asian="10.5pt" style:font-size-complex="12pt"/>
    </style:style>
    <style:style style:name="T49" style:family="text">
      <style:text-properties style:font-name="Linux Libertine O" fo:font-size="12pt" officeooo:rsid="00d40f6b" style:font-size-asian="10.5pt" style:font-size-complex="12pt"/>
    </style:style>
    <style:style style:name="T50" style:family="text">
      <style:text-properties style:font-name="Linux Libertine O" fo:font-size="12pt" officeooo:rsid="00fb8626" style:font-size-asian="10.5pt" style:font-size-complex="12pt"/>
    </style:style>
    <style:style style:name="T51" style:family="text">
      <style:text-properties style:font-name="Linux Libertine O" fo:font-size="12pt" officeooo:rsid="0101dfcf" style:font-size-asian="10.5pt" style:font-size-complex="12pt"/>
    </style:style>
    <style:style style:name="T52" style:family="text">
      <style:text-properties style:font-name="Linux Libertine O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53" style:family="text">
      <style:text-properties style:font-name="Linux Libertine O" fo:font-size="12pt" fo:font-style="italic" fo:font-weight="bold" officeooo:rsid="0100857a" style:font-size-asian="10.5pt" style:font-style-asian="italic" style:font-weight-asian="bold" style:font-size-complex="12pt" style:font-style-complex="italic" style:font-weight-complex="bold"/>
    </style:style>
    <style:style style:name="T54" style:family="text">
      <style:text-properties fo:font-size="12pt" style:font-size-asian="10.5pt" style:font-size-complex="12pt"/>
    </style:style>
    <style:style style:name="T55" style:family="text">
      <style:text-properties officeooo:rsid="00f90978"/>
    </style:style>
    <style:style style:name="T56" style:family="text">
      <style:text-properties officeooo:rsid="00fb8626"/>
    </style:style>
    <style:style style:name="T57" style:family="text">
      <style:text-properties officeooo:rsid="0101b164"/>
    </style:style>
    <style:style style:name="T58" style:family="text">
      <style:text-properties officeooo:rsid="0101dfcf"/>
    </style:style>
    <style:style style:name="T59" style:family="text">
      <style:text-properties style:font-name="Linux Libertine O" fo:font-size="12pt" style:font-name-complex="Linux Libertine 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solid" draw:fill-color="#ffffff" fo:min-height="2.621cm" draw:shadow="visible" style:run-through="foreground" style:wrap="dynamic" style:number-wrapped-paragraphs="no-limit" style:wrap-contour="true" style:wrap-contour-mode="full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fff" fo:min-height="2.044cm" draw:shadow="visibl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<text:span text:style-name="T34">Servicios </text:span>Amazon <text:span text:style-name="T34">AWS</text:span></text:h>
      <text:p text:style-name="P18">Requisitos previos</text:p>
      <text:p text:style-name="P4"/>
      <text:p text:style-name="P4">Para realizar este laboratorio es necesario contar con una cuenta AWS o bien con un usuario estudiantil en AWS Educate (proporcionado por la cátedra).</text:p>
      <text:p text:style-name="P4">Además es necesario tener instalado un cliente SSH como open-ssh en linux o putty en Windows.</text:p>
      <text:p text:style-name="P18">Lanzar una instancia Amazon EC2</text:p>
      <text:p text:style-name="P4"/>
      <text:p text:style-name="P4">Acceder a la <text:span text:style-name="T12">AWS Management Console</text:span> <text:span text:style-name="T23">ingresando</text:span> con su cuenta AWS o mediante el AWS Educate Classroom proporcionado por la cátedra.</text:p>
      <text:p text:style-name="P4"/>
      <text:p text:style-name="P8">En la <text:span text:style-name="T13">AWS Management Console</text:span> elegir la opción <text:span text:style-name="T12">Services</text:span> y luego <text:span text:style-name="T24">de la lista seleccionar</text:span> <text:span text:style-name="T12">EC2</text:span>.</text:p>
      <text:p text:style-name="P10">Revise las operaciones que nos ofrece.</text:p>
      <text:p text:style-name="P9"><text:span text:style-name="T25">En la pantalla siguiente</text:span> hacer click en el botón <text:span text:style-name="T12">Launch instance</text:span>.</text:p>
      <text:list xml:id="list1556107128" text:style-name="L1">
        <text:list-item>
          <text:p text:style-name="P21">Elegir la Amazon Machine Image (AMI): <text:span text:style-name="T28">de un vistazo a las opciones y en este caso </text:span>seleccionar <text:span text:style-name="T12">“Amazon Linux 2 AMI (HVM), SSD Volume Type”</text:span>. <text:s/></text:p>
        </text:list-item>
        <text:list-item>
          <text:p text:style-name="P19"><text:span text:style-name="T26"><text:s/>Elegir el tipo de instancia: analizar las opciones disponible y en este caso elegir una instancia de tipo “</text:span><text:span text:style-name="T14">t2.micro</text:span><text:span text:style-name="T27">” y presionar el botón </text:span><text:span text:style-name="T14">“Next: Configure Instance Details”</text:span><text:span text:style-name="T27">.</text:span></text:p>
        </text:list-item>
        <text:list-item>
          <text:p text:style-name="P22">Analizar la opciones (en este caso dejarlas como están).</text:p>
          <text:p text:style-name="P20"><text:span text:style-name="T29">Ir al final de la pantalla y en la sección </text:span><text:span text:style-name="T16">“</text:span><text:span text:style-name="T12">Advanced Details</text:span><text:span text:style-name="T16">”</text:span><text:span text:style-name="T29"> en el campo </text:span><text:span text:style-name="T16">“User Data”</text:span><text:span text:style-name="T29"> ingresar el siguiente texto:</text:span></text:p>
          <text:p text:style-name="P20"><draw:frame text:anchor-type="paragraph" draw:z-index="0" draw:name="Forma1" draw:style-name="gr1" draw:text-style-name="P49" svg:width="13.389cm" svg:height="2.622cm" svg:x="0.804cm" svg:y="0.57cm"><draw:text-box><text:p><text:span text:style-name="T44">#!/bin/bash</text:span></text:p><text:p><text:span text:style-name="T44">yum -y update</text:span></text:p><text:p><text:span text:style-name="T44">yum -y install httpd</text:span></text:p><text:p><text:span text:style-name="T44">systemctl enable httpd</text:span></text:p><text:p><text:span text:style-name="T44">systemctl start httpd</text:span></text:p><text:p><text:span text:style-name="T44">echo '&lt;html&gt;&lt;h1&gt;Hola Mundo!!!&lt;/h1&gt;&lt;/html&gt;' &gt; /var/www/html/index.html</text:span></text:p></draw:text-box></draw:frame><text:span text:style-name="T29">y luego presionar el botón </text:span><text:span text:style-name="T14">“Next: </text:span><text:span text:style-name="T15">Add Storage</text:span><text:span text:style-name="T14">”</text:span><text:span text:style-name="T27">.</text:span></text:p>
        </text:list-item>
        <text:list-item>
          <text:p text:style-name="P23">Dejar la configuración de almacenamiento como está (con lo cual la instancia tendrá un volumen de 8GB) y presionar el botón <text:span text:style-name="T14">“Next: </text:span><text:span text:style-name="T15">Add </text:span><text:span text:style-name="T12">Tags</text:span><text:span text:style-name="T14">”</text:span><text:span text:style-name="T27">.</text:span></text:p>
        </text:list-item>
        <text:list-item>
          <text:p text:style-name="P24"><text:span text:style-name="T30">Presionar el botón </text:span><text:span text:style-name="T18">“Add tag”</text:span><text:span text:style-name="T30"> y a</text:span>gregar una tag <text:span text:style-name="T30">con Key </text:span><text:span text:style-name="T11">“Name”</text:span><text:span text:style-name="T30"> y Value </text:span><text:span text:style-name="T11">“Web Server”</text:span><text:span text:style-name="T30">. Luego presionar el botón </text:span><text:span text:style-name="T14">“Next: </text:span><text:span text:style-name="T17">Configure Security Group</text:span><text:span text:style-name="T14">”</text:span><text:span text:style-name="T27">.</text:span></text:p>
        </text:list-item>
        <text:list-item>
          <text:p text:style-name="P25">Agregar un nuevo security group. Colocar en el nombre “<text:span text:style-name="T56">web-s</text:span>erver-<text:span text:style-name="T56">sg</text:span>” y en la descripción “Servidores Web con acceso SSH”.<text:line-break/>Hacer click en botón <text:span text:style-name="T12">“Add Rule”</text:span> y agregar una regla con Type <text:span text:style-name="T12">“HTTP”</text:span> y dejar las demás opciones como están.<text:line-break/>Hacer click en el botón <text:span text:style-name="T12">“Review and Launch”</text:span>.</text:p>
        </text:list-item>
        <text:list-item>
          <text:p text:style-name="P26">Revisar las opciones y hacer click en el botón <text:span text:style-name="T12">“Launch”</text:span> <text:span text:style-name="T12">.</text:span></text:p>
        </text:list-item>
        <text:list-item>
          <text:p text:style-name="P26"><text:soft-page-break/><text:span text:style-name="T31">Antes de iniciar la instancia nos preguntará que par de claves emplear para las conexiones SSH. En este caso crearemos un nuevo para de claves, le pondremos como nombre “web-server” y haremos click en el botón </text:span><text:span text:style-name="T19">“Download Key Pair”</text:span><text:span text:style-name="T31">. Guardar el archivo </text:span><text:span text:style-name="T9">web-server.pem</text:span><text:span text:style-name="T31"> para utilizalo luego.<text:line-break/>Hacer click en el botón </text:span><text:span text:style-name="T19">“Launch Instances”</text:span><text:span text:style-name="T10">.</text:span></text:p>
        </text:list-item>
      </text:list>
      <text:p text:style-name="P11"/>
      <text:p text:style-name="P12">Volver a la consola de EC2 para ver la lista de instancias.</text:p>
      <text:p text:style-name="Heading_20_2">Acceder a <text:span text:style-name="T32">la instancia</text:span></text:p>
      <text:p text:style-name="Standard"/>
      <text:p text:style-name="P13">Para acceder a la instancia utilizar <text:span text:style-name="T33">el </text:span><text:span text:style-name="T20">Public DNS (IPv4)</text:span><text:span text:style-name="T33"> proporcionado por AWS para formar la URL, por ejemplo: </text:span><text:a xlink:type="simple" xlink:href="http://ec2-18-210-17-231.compute-1.amazonaws.com/" text:style-name="Internet_20_link" text:visited-style-name="Visited_20_Internet_20_Link"><text:span text:style-name="T33">http://ec2-18-210-17-231.compute-1.amazonaws.com/</text:span></text:a><text:span text:style-name="T33"> </text:span></text:p>
      <text:p text:style-name="P17"/>
      <text:p text:style-name="P17">Acceder a la URL usando un navegador web y verificar que el sitio esté funcionando.</text:p>
      <text:p text:style-name="P17"/>
      <text:p text:style-name="P14">Para acceder via SSH utilizar el <text:span text:style-name="T20">Public DNS (IPv4)</text:span>, como usuario ec2-user y el par de claves SSH antes descargado. Por ejemplo:</text:p>
      <text:p text:style-name="P15">ssh -i "web-server.pem" ec2-user@ec2-18-210-17-231.compute-1.amazonaws.com</text:p>
      <text:p text:style-name="P7"/>
      <text:p text:style-name="P5">En caso de que nos dé algún error de permisos asegurarse que el par de claves sea accesible solo para el usuario actual con: </text:p>
      <text:p text:style-name="P16">chmod 400 web-server.pem</text:p>
      <text:p text:style-name="P16"/>
      <text:p text:style-name="Heading_20_2">Crear una Base de Datos RDS</text:p>
      <text:p text:style-name="P28"/>
      <text:p text:style-name="P29">En la <text:span text:style-name="T13">AWS Management Console</text:span> elegir la opción <text:span text:style-name="T12">Services</text:span> y luego <text:span text:style-name="T24">de la lista seleccionar </text:span><text:span text:style-name="T21">RDS</text:span>.</text:p>
      <text:p text:style-name="P29"/>
      <text:list xml:id="list1724050994" text:style-name="L2">
        <text:list-item>
          <text:p text:style-name="P31"><text:span text:style-name="T36">Hacer click en el botón </text:span><text:span text:style-name="T38">“Create Database”</text:span><text:span text:style-name="T36">.</text:span></text:p>
        </text:list-item>
        <text:list-item>
          <text:p text:style-name="P33"><text:span text:style-name="T36">E</text:span><text:span text:style-name="T35">legir la opción </text:span><text:span text:style-name="T37">“Easy Create”</text:span><text:span text:style-name="T35">.</text:span></text:p>
        </text:list-item>
        <text:list-item>
          <text:p text:style-name="P32"><text:span text:style-name="T35">Elegir como motor de base de datos </text:span><text:span text:style-name="T37">“MySQL”</text:span><text:span text:style-name="T35">.</text:span></text:p>
        </text:list-item>
        <text:list-item>
          <text:p text:style-name="P32"><text:span text:style-name="T35">Dejar las opciones por default en </text:span><text:span text:style-name="T37">“Edition”</text:span><text:span text:style-name="T35"> y </text:span><text:span text:style-name="T37">“Version”</text:span><text:span text:style-name="T35">.</text:span></text:p>
        </text:list-item>
        <text:list-item>
          <text:p text:style-name="P32"><text:span text:style-name="T35">En la sección Templates seleccionar </text:span><text:span text:style-name="T37">“Free Tier”</text:span><text:span text:style-name="T35">.</text:span></text:p>
        </text:list-item>
        <text:list-item>
          <text:p text:style-name="P32"><text:span text:style-name="T35">Como </text:span><text:span text:style-name="T37">“DB Instance Identifier”</text:span><text:span text:style-name="T35"> colocar: </text:span><text:span text:style-name="T44">base-datos-1</text:span></text:p>
        </text:list-item>
        <text:list-item>
          <text:p text:style-name="P32"><text:span text:style-name="T35">Como “</text:span><text:span text:style-name="T37">Master username”</text:span><text:span text:style-name="T35"> colocar: </text:span><text:span text:style-name="T44">root</text:span></text:p>
        </text:list-item>
        <text:list-item>
          <text:p text:style-name="P32"><text:span text:style-name="T35">Como </text:span><text:span text:style-name="T37">“Master password”</text:span><text:span text:style-name="T35"> colocar: </text:span><text:span text:style-name="T44">rootroot</text:span></text:p>
        </text:list-item>
        <text:list-item>
          <text:p text:style-name="P42"><text:span text:style-name="T55">Ir hasta el final y hacer click en el botón </text:span><text:span text:style-name="T12">“</text:span><text:span text:style-name="T22">Create Database</text:span><text:span text:style-name="T12">”</text:span>.</text:p>
        </text:list-item>
      </text:list>
      <text:p text:style-name="P41"/>
      <text:p text:style-name="Heading_20_2"/>
      <text:p text:style-name="P40">Conectar la instancia EC2 con la base de datos RDS</text:p>
      <text:p text:style-name="Standard"/>
      <text:p text:style-name="P47"><text:span text:style-name="T47">Una vez creada la base de datos debemos permitir el acceso desde la instancia EC2, para esto:</text:span></text:p>
      <text:list xml:id="list3146298693" text:style-name="L3">
        <text:list-item>
          <text:p text:style-name="P44"><text:span text:style-name="T46">Volver a Servicios → RDS en la </text:span><text:span text:style-name="T39">AWS Management Console</text:span><text:span text:style-name="T46">.</text:span></text:p>
        </text:list-item>
        <text:list-item>
          <text:p text:style-name="P44"><text:span text:style-name="T46">Seleccionar Databases y luego hacer click en el nombre de la base de datos recién creada.</text:span></text:p>
        </text:list-item>
        <text:list-item>
          <text:p text:style-name="P43"><text:span text:style-name="T48">Ir a la sección </text:span><text:span text:style-name="T53">“Security group rules”</text:span><text:span text:style-name="T48"> y hacer click sobre el security group de tipo </text:span><text:span text:style-name="T53">“</text:span><text:span text:style-name="T52">EC2 Security Group - Inbound”</text:span><text:span text:style-name="T46">.</text:span></text:p>
        </text:list-item>
        <text:list-item>
          <text:p text:style-name="P45"><text:span text:style-name="T46">En la pestaña </text:span><text:span text:style-name="T52">“Inbound Rules”</text:span><text:span text:style-name="T46"> hacer click en el botón </text:span><text:span text:style-name="T52">“Edit inbound rules”</text:span><text:span text:style-name="T46">.</text:span></text:p>
        </text:list-item>
        <text:list-item>
          <text:p text:style-name="P45"><text:span text:style-name="T46">Agregar una regla de tipo </text:span><text:span text:style-name="T52">“MYSQL/Aurora”</text:span><text:span text:style-name="T46"> en el puerto </text:span><text:span text:style-name="T52">TCP</text:span><text:span text:style-name="T46"> </text:span><text:span text:style-name="T52">3306</text:span><text:span text:style-name="T46"> y como source seleccionar el security group que creamos para la instancia (</text:span><text:span text:style-name="T50">web-s</text:span><text:span text:style-name="T49">erver-</text:span><text:span text:style-name="T50">sg</text:span><text:span text:style-name="T46">).</text:span></text:p>
        </text:list-item>
      </text:list>
      <text:p text:style-name="P46"><text:span text:style-name="T46"/></text:p>
      <text:p text:style-name="Heading_20_2">Probar la conexión al servidor de base de datos</text:p>
      <text:p text:style-name="P46"><text:span text:style-name="T46"/></text:p>
      <text:p text:style-name="P34">Conectarse a la instancia EC2 utilizando SSH y la <text:span text:style-name="T20">Public DNS (IPv4)</text:span>:</text:p>
      <text:p text:style-name="P35"/>
      <text:p text:style-name="P35">ssh -i "web-server.pem" ec2-user@ec2-18-210-17-231.compute-1.amazonaws.com</text:p>
      <text:p text:style-name="P34"><text:span text:style-name="T35"/></text:p>
      <text:p text:style-name="P34"><text:span text:style-name="T35">(recuerde cambiar la dirección por la de su instancia)</text:span></text:p>
      <text:p text:style-name="P34"><text:span text:style-name="T35"/></text:p>
      <text:p text:style-name="P34"><text:span text:style-name="T35">En la instancia instalar el cliente mysql con:</text:span></text:p>
      <text:p text:style-name="P34"><text:span text:style-name="T35"/></text:p>
      <text:p text:style-name="P34"><text:span text:style-name="T44">sudo yum install -y https://dev.mysql.com/get/mysql57-community-release-el7-11.noarch.rpm</text:span></text:p>
      <text:p text:style-name="P36"/>
      <text:p text:style-name="P36">sudo yum install -y mysql-community-client</text:p>
      <text:p text:style-name="Standard"/>
      <text:p text:style-name="P38"><text:span text:style-name="T57">Para conectarse con la base de datos debemos averiguar su nombre DNS, para ello debemos v</text:span><text:span text:style-name="T51">olver a Servicios → RDS en la </text:span><text:span text:style-name="T39">AWS Management Console</text:span><text:span text:style-name="T51"> y allí hacer click en el nombre de la base de datos. En la pestaña “Connectivity &amp; security” en el campo “Endpoint &amp; port” podemos ver la dirección y el puerto de la base de datos (por ejemplo: </text:span><text:span text:style-name="T45">base-datos-1.cyepdkudf31p.us-east-1.rds.amazonaws.com</text:span><text:span text:style-name="T51">)</text:span></text:p>
      <text:p text:style-name="P38"><text:span text:style-name="T51"/></text:p>
      <text:p text:style-name="P39"><text:span text:style-name="T46">Con esta información nos conectaremos a la base de datos con:</text:span></text:p>
      <text:p text:style-name="P39"><text:span text:style-name="T46"/></text:p>
      <text:p text:style-name="P37">mysql -h base-datos-1.cyepdkudf31p.us-east-1.rds.amazonaws.com -u root -p</text:p>
      <text:p text:style-name="Standard"/>
      <text:p text:style-name="P39">Nos debería aparecer el prompt del servidor MySQL.</text:p>
      <text:p text:style-name="Heading_20_2"/>
      <text:p text:style-name="P40">Liberar todos los recursos empleados</text:p>
      <text:p text:style-name="P5"/>
      <text:p text:style-name="P6">Recuerde eliminar las instancias y liberar los recursos una vez terminada la práctica.</text:p>
      <text:p text:style-name="P5"/>
      <text:p text:style-name="P5"/>
      <text:p text:style-name="P5"/>
      <text:p text:style-name="P5"><draw:frame text:anchor-type="paragraph" draw:z-index="1" draw:name="Forma1" draw:style-name="gr2" draw:text-style-name="P52" svg:width="12.792cm" svg:height="2.045cm" svg:x="0.487cm" svg:y="0.15cm"><draw:text-box><text:p text:style-name="P50"><text:span text:style-name="T59"/></text:p><text:p text:style-name="P51"><text:span text:style-name="T59">Completar el tutorial </text:span><text:span text:style-name="T59"><text:a xlink:href="https://aws.amazon.com/es/getting-started/hands-on/deploy-wordpress-with-amazon-rds/" xlink:type="simple">Deploy Wordpress in AWS</text:a></text:span><text:span text:style-name="T59"><text:s text:c="2"/>documentando todo el </text:span><text:span text:style-name="T59">proceso y entregar un informe al respecto.</text:span></text:p></draw:text-box></draw:frame></text:p>
      <text:p text:style-name="P30"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inux Libertine O1" svg:font-family="'Linux Libertine O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Linux Libertine O" fo:font-family="'Linux Libertine O'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4dbd9"/>
    </style:style>
    <style:style style:name="MT3" style:family="text">
      <style:text-properties officeooo:rsid="00bc8ad1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25c40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8c3748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6</text:span> - <text:span text:style-name="MT3">Amazon AWS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</text:span><text:span text:style-name="MT8">20</text:span><text:span text:style-name="MT6"><text:tab/></text:span><text:span text:style-name="Page_20_Number"><text:span text:style-name="MT4"><text:page-number text:select-page="current">4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15 - CAS con OpenEBS</dc:title>
    <dc:subject>Amazon AWS</dc:subject>
    <meta:initial-creator>Gabriel </meta:initial-creator>
    <meta:creation-date>2015-03-25T17:24:42.108309479</meta:creation-date>
    <dc:language>en-US</dc:language>
    <meta:editing-cycles>167</meta:editing-cycles>
    <meta:editing-duration>P3DT21H37M21S</meta:editing-duration>
    <dc:date>2020-06-10T16:54:02.505403898</dc:date>
    <meta:keyword>consolidacion tics containers aws amazon ec2</meta:keyword>
    <meta:document-statistic meta:table-count="0" meta:image-count="0" meta:object-count="0" meta:page-count="4" meta:paragraph-count="61" meta:word-count="857" meta:character-count="5231" meta:non-whitespace-character-count="4452"/>
    <meta:user-defined meta:name="Info 1"/>
    <meta:user-defined meta:name="Info 2"/>
    <meta:user-defined meta:name="Info 3"/>
    <meta:user-defined meta:name="Info 4"/>
  </office:meta>
</office:document-meta>
</file>